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c697f" officeooo:paragraph-rsid="000c697f" style:font-size-asian="14pt" style:font-size-complex="16pt"/>
    </style:style>
    <style:style style:name="P2" style:family="paragraph" style:parent-style-name="Standard">
      <style:paragraph-properties fo:text-align="start" style:justify-single-word="false"/>
      <style:text-properties fo:font-size="16pt" officeooo:paragraph-rsid="00109370"/>
    </style:style>
    <style:style style:name="P3" style:family="paragraph" style:parent-style-name="Standard">
      <style:paragraph-properties fo:text-align="center" style:justify-single-word="false"/>
      <style:text-properties fo:font-size="20pt" style:font-size-asian="20pt" style:font-size-complex="20pt"/>
    </style:style>
    <style:style style:name="T1" style:family="text">
      <style:text-properties officeooo:rsid="000c697f"/>
    </style:style>
    <style:style style:name="T2" style:family="text">
      <style:text-properties officeooo:rsid="000c697f" style:font-size-asian="14pt" style:font-size-complex="16pt"/>
    </style:style>
    <style:style style:name="T3" style:family="text">
      <style:text-properties officeooo:rsid="000e26b0" style:font-size-asian="14pt" style:font-size-complex="16pt"/>
    </style:style>
    <style:style style:name="T4" style:family="text">
      <style:text-properties officeooo:rsid="00109370" style:font-size-asian="14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span text:style-name="T1">Cmpe230 Project 2</text:span></text:p>
      <text:p text:style-name="P3"/>
      <text:p text:style-name="P1">First of all, I used argparse library in my code to parse the parameters given in the console. I also use the ArgumentParser Method of argparse and inside that method there is a feature which is add_argument. This will parse the parameter and set the given parameter true otherwise false. At the beginning of my code, I checked which parameters are true and according to this check result, I make necessary changes to give the desired result.</text:p>
      <text:p text:style-name="P1"/>
      <text:p text:style-name="P2"><text:span text:style-name="T2">After Completing the parsing, thanks to os.walk, I put all paths which we find according to the given path in the console to a list. Then I called “LastStep” <text:s/>function which is the brain of my code. According to the paramters given in the console, It will check them and call other necessary methods including findAllSameValuesOfDictionary, addSizeOfEntries, ReturnSameNamesWithSameContents WriteResult etc. In this method I send </text:span><text:span text:style-name="T3">the list which holds all paths</text:span><text:span text:style-name="T2"> to the “fileSizesInsideDir” method to get all pairs which are hash value and size combinations. Via this method, we will have all paths which have the same hash value, and also sizes of them.</text:span></text:p>
      <text:p text:style-name="P2"><text:span text:style-name="T2"/></text:p>
      <text:p text:style-name="P2"><text:span text:style-name="T4">I will continue ...</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7:49:37.380485167</meta:creation-date>
    <dc:date>2020-05-19T18:02:10.821777163</dc:date>
    <meta:editing-duration>PT51S</meta:editing-duration>
    <meta:editing-cycles>2</meta:editing-cycles>
    <meta:generator>LibreOffice/6.0.7.3$Linux_X86_64 LibreOffice_project/00m0$Build-3</meta:generator>
    <meta:document-statistic meta:table-count="0" meta:image-count="0" meta:object-count="0" meta:page-count="1" meta:paragraph-count="4" meta:word-count="189" meta:character-count="1133" meta:non-whitespace-character-count="944"/>
  </office:meta>
</office:document-meta>
</file>